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fo:background-color="#ddddd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fo:font-weight="bold" officeooo:rsid="0008dfc1" officeooo:paragraph-rsid="0008dfc1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9 MDSC E-Portfolio</text:p>
      <text:p text:style-name="P1"/>
      <text:p text:style-name="P3">C1: Reflection <text:s/>(400 + 4 photos)</text:p>
      <text:p text:style-name="P3"/>
      <text:p text:style-name="P3"/>
      <text:p text:style-name="P3">C2: Report</text:p>
      <text:p text:style-name="P3"/>
      <text:p text:style-name="P3"/>
      <text:p text:style-name="P3">E1: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6-24T09:36:23.556474805</meta:creation-date>
    <meta:generator>LibreOffice/6.0.7.3$Linux_X86_64 LibreOffice_project/00m0$Build-3</meta:generator>
    <dc:date>2019-06-24T09:43:40.173927997</dc:date>
    <dc:creator>Jack O'Shaughnessy</dc:creator>
    <meta:editing-duration>PT7M21S</meta:editing-duration>
    <meta:editing-cycles>1</meta:editing-cycles>
    <meta:document-statistic meta:table-count="0" meta:image-count="0" meta:object-count="0" meta:page-count="1" meta:paragraph-count="4" meta:word-count="12" meta:character-count="67" meta:non-whitespace-character-count="57"/>
  </office:meta>
</office:document-meta>
</file>